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paragraph-rsid="001e1f5b"/>
    </style:style>
    <style:style style:name="P2" style:family="paragraph" style:parent-style-name="Standard" style:list-style-name="L1">
      <style:text-properties officeooo:paragraph-rsid="001e1f5b"/>
    </style:style>
    <style:style style:name="P3" style:family="paragraph" style:parent-style-name="Standard" style:list-style-name="L2">
      <style:text-properties officeooo:paragraph-rsid="001e1f5b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Bold"><text:span text:style-name="T1">Regras de negócio</text:span></text:span></text:p>
      <text:p text:style-name="P1"/>
      <text:p text:style-name="P1"><text:span text:style-name="Bold">RN01 - Dados de endereço para entrega</text:span></text:p>
      <text:p text:style-name="P1"/>
      <text:p text:style-name="P1">O site sempre deve solicitar os seguintes dados para poder realizar a entrega do pedido:</text:p>
      <text:p text:style-name="P1"/>
      <text:list xml:id="list375821995" text:style-name="L1">
        <text:list-item>
          <text:p text:style-name="P2">Nome: nome completo de quem está efetuando a compra;</text:p>
        </text:list-item>
        <text:list-item>
          <text:p text:style-name="P2">Logradouro: nome da rua, avenida ou travessa do comprador;</text:p>
        </text:list-item>
        <text:list-item>
          <text:p text:style-name="P2">Número do logradouro: número do logradouro;</text:p>
        </text:list-item>
        <text:list-item>
          <text:p text:style-name="P2">Bairro: bairro onde o logradouro se encontra;</text:p>
        </text:list-item>
        <text:list-item>
          <text:p text:style-name="P2">CEP: cep do logradouro;</text:p>
        </text:list-item>
        <text:list-item>
          <text:p text:style-name="P2">Cidade/Estado: cidade e estado de residência do comprador;</text:p>
        </text:list-item>
        <text:list-item>
          <text:p text:style-name="P2">Ponto de referência (opcional): dados de uma referência para facilitar a entrega;</text:p>
        </text:list-item>
        <text:list-item>
          <text:p text:style-name="P2">Telefone (opcional): número do telefone do comprador para dificuldades de entrega.</text:p>
          <text:p text:style-name="P2"/>
        </text:list-item>
      </text:list>
      <text:p text:style-name="P1"><text:span text:style-name="Bold">RN02 - Opções de pagamento</text:span></text:p>
      <text:p text:style-name="P1"/>
      <text:p text:style-name="P1"><text:tab/>a) O site baratim.com.br disponibiliza as seguintes opções de pagamento:</text:p>
      <text:p text:style-name="P1"><text:tab/><text:tab/>- Cartão de crédito;</text:p>
      <text:p text:style-name="P1"><text:tab/><text:tab/>- PIX.</text:p>
      <text:p text:style-name="P1"/>
      <text:p text:style-name="P1"><text:tab/>b) Cada tipo de pagamento tem os dados necessários para realizar a compra:</text:p>
      <text:p text:style-name="P1"><text:tab/><text:tab/>- Cartão de crédito: o site solicita o número, nome impresso e validade do cartão, <text:tab/><text:tab/>além de cpf/cnpj do(a) dono(a) do cartão;</text:p>
      <text:p text:style-name="P1"><text:tab/><text:tab/>- PIX: o site fornece a chave PIX para o usuário efetuar o pagamento.</text:p>
      <text:p text:style-name="P1"/>
      <text:p text:style-name="P1"><text:tab/>c) Caso o pagamento seja via cartão de crédito, o sistema de pagamento parceiro deve <text:tab/>validar os dados solicitados pelo item b). Caso sejam inválidos, a mensagem “Dados de <text:tab/>pagamento inválidos. Favor revisá-los” deve ser apresentada. Caso contrário, o pagamento <text:tab/>deve ser efetivado.</text:p>
      <text:p text:style-name="P1"/>
      <text:p text:style-name="P1"><text:span text:style-name="Bold">RN03 - E-mail de conformação de pagamento e realização de pedido</text:span></text:p>
      <text:p text:style-name="P1"/>
      <text:p text:style-name="P1">O site deve enviar um e-mail ao usuário confirmando a compra com os seguintes dados:</text:p>
      <text:p text:style-name="P1"/>
      <text:list xml:id="list2216200118" text:style-name="L2">
        <text:list-item>
          <text:p text:style-name="P3">Número do pedido: número gerado automaticamente pelo site para o pedido pago pelo usuário;</text:p>
        </text:list-item>
        <text:list-item>
          <text:p text:style-name="P3">Lista de produtos: uma lista com os nomes, valores e quantidades dos produtos comprados;</text:p>
        </text:list-item>
        <text:list-item>
          <text:p text:style-name="P3">Valor total: valor total em reais (R$) do pedido;</text:p>
        </text:list-item>
        <text:list-item>
          <text:p text:style-name="P3">Prazo de entrega: informar o prazo de entrega de acordo com o endereço fornecido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old" style:family="text">
      <style:text-properties fo:font-weight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2-08T12:12:45.414000000</meta:creation-date>
    <dc:date>2025-12-08T13:37:59.868000000</dc:date>
    <meta:editing-duration>PT3M10S</meta:editing-duration>
    <meta:editing-cycles>5</meta:editing-cycles>
    <meta:generator>LibreOffice/7.5.2.2$Windows_X86_64 LibreOffice_project/53bb9681a964705cf672590721dbc85eb4d0c3a2</meta:generator>
    <meta:document-statistic meta:table-count="0" meta:image-count="0" meta:object-count="0" meta:page-count="1" meta:paragraph-count="26" meta:word-count="294" meta:character-count="1739" meta:non-whitespace-character-count="1467"/>
  </office:meta>
</office:document-meta>
</file>